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tyle="normal" fo:font-weight="bold" officeooo:rsid="000f69a6" officeooo:paragraph-rsid="000f69a6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AnjaliOldLipi" officeooo:rsid="000f69a6" officeooo:paragraph-rsid="000f69a6"/>
    </style:style>
    <style:style style:name="P3" style:family="paragraph" style:parent-style-name="Standard" style:list-style-name="L1">
      <style:text-properties officeooo:paragraph-rsid="000f69a6"/>
    </style:style>
    <style:style style:name="P4" style:family="paragraph" style:parent-style-name="Standard" style:list-style-name="L1">
      <style:text-properties style:font-name="AnjaliOldLipi" officeooo:rsid="000f69a6" officeooo:paragraph-rsid="000f69a6"/>
    </style:style>
    <style:style style:name="P5" style:family="paragraph" style:parent-style-name="Standard" style:list-style-name="L1">
      <style:text-properties style:font-name="AnjaliOldLipi" officeooo:rsid="000f69a6" officeooo:paragraph-rsid="00155016"/>
    </style:style>
    <style:style style:name="T1" style:family="text">
      <style:text-properties officeooo:rsid="00112ccb"/>
    </style:style>
    <style:style style:name="T2" style:family="text">
      <style:text-properties style:font-name="AnjaliOldLipi" officeooo:rsid="000f69a6"/>
    </style:style>
    <style:style style:name="T3" style:family="text">
      <style:text-properties style:font-name="AnjaliOldLipi" officeooo:rsid="00174956"/>
    </style:style>
    <style:style style:name="T4" style:family="text">
      <style:text-properties officeooo:rsid="001749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-Dashboard pseudocode</text:p>
      <text:p text:style-name="P2"/>
      <text:p text:style-name="P2">CSS Grid:</text:p>
      <text:list xml:id="list762309258" text:style-name="L1">
        <text:list-item>
          <text:p text:style-name="P3"><text:span text:style-name="T3">M</text:span><text:span text:style-name="T2">ain body</text:span></text:p>
          <text:list>
            <text:list-item>
              <text:p text:style-name="P4">2 columns!</text:p>
            </text:list-item>
            <text:list-item>
              <text:p text:style-name="P5">First column – nav bar</text:p>
              <text:list>
                <text:list-item>
                  <text:p text:style-name="P5"><text:span text:style-name="T1">(Rows) </text:span><text:span text:style-name="T4">L</text:span><text:span text:style-name="T1">ogo, menu</text:span></text:p>
                </text:list-item>
              </text:list>
            </text:list-item>
            <text:list-item>
              <text:p text:style-name="P4">Second column – (Rows) <text:span text:style-name="T4">H</text:span>eader, content</text:p>
              <text:list>
                <text:list-item>
                  <text:p text:style-name="P4">Header – (Rows) <text:span text:style-name="T4">A</text:span>dmin tools, site tools</text:p>
                </text:list-item>
                <text:list-item>
                  <text:p text:style-name="P4">Content – <text:s/>(Columns) <text:span text:style-name="T4">P</text:span>rojects, <text:span text:style-name="T1">a</text:span>nnouncements<text:tab/><text:tab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9:17:45.334543373</meta:creation-date>
    <dc:date>2022-08-25T09:27:45.589035781</dc:date>
    <meta:editing-duration>PT9M5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7" meta:character-count="223" meta:non-whitespace-character-count="195"/>
  </office:meta>
</office:document-meta>
</file>